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fill="none" draw:textarea-horizontal-align="justify" draw:textarea-vertical-align="bottom" draw:auto-grow-height="false" fo:min-height="0cm" fo:min-width="0cm" fo:wrap-option="no-wrap"/>
    </style:style>
    <style:style style:name="gr2" style:family="graphic" style:parent-style-name="standard">
      <style:graphic-properties draw:textarea-horizontal-align="justify" draw:textarea-vertical-align="top" draw:auto-grow-height="false"/>
    </style:style>
    <style:style style:name="gr3" style:family="graphic" style:parent-style-name="standard">
      <style:graphic-properties draw:textarea-horizontal-align="justify" draw:textarea-vertical-align="middle" draw:auto-grow-height="false"/>
    </style:style>
    <style:style style:name="gr4" style:family="graphic" style:parent-style-name="standard">
      <style:graphic-properties draw:textarea-horizontal-align="justify" draw:textarea-vertical-align="middle" draw:auto-grow-height="false"/>
      <style:paragraph-properties style:writing-mode="tb-rl"/>
    </style:style>
    <style:style style:name="gr5" style:family="graphic" style:parent-style-name="standard">
      <style:graphic-properties draw:stroke="none" svg:stroke-color="#000000" draw:fill="none" draw:fill-color="#ffffff" fo:min-height="2.55cm"/>
    </style:style>
    <style:style style:name="gr6" style:family="graphic" style:parent-style-name="standard">
      <style:graphic-properties draw:textarea-horizontal-align="justify" draw:textarea-vertical-align="middle" draw:auto-grow-height="false" fo:min-height="0cm" fo:min-width="0cm" fo:wrap-option="no-wrap"/>
    </style:style>
    <style:style style:name="gr7" style:family="graphic" style:parent-style-name="standard">
      <style:graphic-properties draw:marker-start="Arrow" draw:marker-start-width="0.3cm" draw:marker-end="Circle" draw:marker-end-width="0.3cm" draw:textarea-vertical-align="middle"/>
    </style:style>
    <style:style style:name="gr8" style:family="graphic" style:parent-style-name="objectwithoutfill">
      <style:graphic-properties draw:marker-end="Arrow" draw:marker-end-width="0.3cm" draw:fill="none" draw:textarea-vertical-align="middle"/>
    </style:style>
    <style:style style:name="P1" style:family="paragraph">
      <style:paragraph-properties fo:text-align="center"/>
    </style:style>
    <style:style style:name="P2" style:family="paragraph">
      <style:paragraph-properties fo:text-align="center" style:writing-mode="tb-rl"/>
    </style:style>
    <style:style style:name="P3" style:family="paragraph">
      <style:paragraph-properties fo:text-align="center"/>
      <style:text-properties fo:font-size="10pt" style:font-size-asian="10pt" style:font-size-complex="10pt"/>
    </style:style>
    <style:style style:name="T1" style:family="text">
      <style:text-properties fo:font-size="15pt" style:font-size-asian="15pt" style:font-size-complex="15pt"/>
    </style:style>
    <style:style style:name="T2" style:family="text">
      <style:text-properties fo:font-size="10pt" style:font-size-asian="10pt" style:font-size-complex="10pt"/>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fo:font-size="12pt" style:font-size-asian="12pt" style:font-size-complex="12pt"/>
    </style:style>
    <style:style style:name="T5" style:family="text">
      <style:text-properties fo:font-family="'DejaVu Sans Mono'" style:font-style-name="Book" style:font-family-generic="modern" style:font-pitch="fixed"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1" draw:layer="layout" svg:width="13.4cm" svg:height="16.2cm" svg:x="8.4cm" svg:y="1.4cm">
          <text:p text:style-name="P1">Internet</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 draw:text-style-name="P1" draw:layer="layout" svg:width="6.5cm" svg:height="10.6cm" svg:x="22.1cm" svg:y="4.9cm">
          <text:p text:style-name="P1">LAN Distant</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2" draw:text-style-name="P1" draw:layer="layout" svg:width="6.6cm" svg:height="10.5cm" svg:x="1.4cm" svg:y="4.6cm">
          <text:p text:style-name="P1">Réseau local</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3" draw:text-style-name="P1" draw:layer="layout" svg:width="13.2cm" svg:height="7.6cm" svg:x="8.5cm" svg:y="6cm">
          <text:p text:style-name="P1">Tunnel SSH</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4" draw:text-style-name="P2" xml:id="id4" draw:id="id4" draw:layer="layout" svg:width="1.3cm" svg:height="7.08cm" svg:x="21.819cm" svg:y="6.72cm">
          <text:p text:style-name="P2"><text:span text:style-name="T1">Serveur SSH – 192.168.0.2</text:span></text:p>
          <draw:enhanced-geometry svg:viewBox="0 0 21600 21600" draw:glue-points="10800 0 0 10800 10800 21600 21600 10800" draw:type="flowchart-process" draw:enhanced-path="M 0 0 L 21600 0 21600 21600 0 21600 0 0 Z N"/>
        </draw:custom-shape>
        <draw:custom-shape draw:style-name="gr3" draw:text-style-name="P3" xml:id="id2" draw:id="id2" draw:layer="layout" svg:width="2.7cm" svg:height="1.5cm" svg:x="2.1cm" svg:y="7.8cm">
          <text:p text:style-name="P1"><text:span text:style-name="T2">Serveur BDD</text:span></text:p>
          <text:p text:style-name="P1"><text:span text:style-name="T2">10.0.0.1:543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3" xml:id="id3" draw:id="id3" draw:layer="layout" svg:width="3.2cm" svg:height="1.8cm" svg:x="24.8cm" svg:y="10.1cm">
          <text:p text:style-name="P1"><text:span text:style-name="T2"/></text:p>
          <text:p text:style-name="P1"><text:span text:style-name="T2">Client BDD</text:span></text:p>
          <text:p text:style-name="P1"><text:span text:style-name="T2">192.168.0.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2" xml:id="id1" draw:id="id1" draw:layer="layout" svg:width="1.7cm" svg:height="6.6cm" svg:x="6.7cm" svg:y="6.5cm">
          <text:p text:style-name="P2"><text:span text:style-name="T1">Client SSH – 10.0.0.254</text:span></text:p>
          <draw:enhanced-geometry svg:viewBox="0 0 21600 21600" draw:type="rectangle" draw:enhanced-path="M 0 0 L 21600 0 21600 21600 0 21600 0 0 Z N"/>
        </draw:custom-shape>
        <draw:frame draw:style-name="gr5" draw:text-style-name="P1" draw:layer="layout" svg:width="20.1cm" svg:height="2.8cm" svg:x="5.3cm" svg:y="17.2cm">
          <draw:text-box>
            <text:p text:style-name="P1"><text:span text:style-name="T3">Exemple de Remote port forwarding</text:span></text:p>
            <text:p><text:span text:style-name="T4"/></text:p>
            <text:p><text:span text:style-name="T4">Résultat de la commande suivante lancée depuis le client :</text:span></text:p>
            <text:p><text:span text:style-name="T5">ssh -R 10.0.0.1:5432:192.168.0.2:7777 &lt;hostnameServeurSSH&gt;</text:span></text:p>
          </draw:text-box>
        </draw:frame>
        <draw:custom-shape draw:style-name="gr6" draw:text-style-name="P3" draw:layer="layout" svg:width="1.6cm" svg:height="1cm" svg:x="18.4cm" svg:y="9cm">
          <text:p text:style-name="P1"><text:span text:style-name="T2">Port 22</text:span></text:p>
          <draw:enhanced-geometry svg:viewBox="0 0 21600 21600" draw:text-areas="800 800 20800 20800" draw:type="round-rectangular-callout" draw:modifiers="44171.3928794503 16291.708291708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polyline draw:style-name="gr7" draw:text-style-name="P1" draw:layer="layout" svg:width="12.173cm" svg:height="5.102cm" draw:transform="rotate (-2.75220969746986) translate (21.7cm 9.8cm)" svg:viewBox="0 0 12174 5103" draw:points="12174,5103 10283,2598 1890,2505 0,0">
          <text:p/>
        </draw:polyline>
        <draw:custom-shape draw:style-name="gr6" draw:text-style-name="P3" draw:layer="layout" svg:width="2.6cm" svg:height="0.8cm" svg:x="20cm" svg:y="4cm">
          <text:p text:style-name="P1"><text:span text:style-name="T2">Port 7777</text:span></text:p>
          <draw:enhanced-geometry svg:viewBox="0 0 21600 21600" draw:text-areas="800 800 20800 20800" draw:type="round-rectangular-callout" draw:modifiers="20337.7162629758 74453.932584269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onnector draw:style-name="gr8" draw:text-style-name="P1" draw:layer="layout" svg:x1="7.55cm" svg:y1="6.5cm" svg:x2="3.45cm" svg:y2="7.8cm" draw:start-shape="id1" draw:start-glue-point="0" draw:end-shape="id2" svg:d="m7550 6500v-501h-4100v1801" svg:viewBox="0 0 4101 1802">
          <text:p/>
        </draw:connector>
        <draw:connector draw:style-name="gr8" draw:text-style-name="P1" draw:layer="layout" draw:line-skew="-0.219cm" svg:x1="26.4cm" svg:y1="10.1cm" svg:x2="22.469cm" svg:y2="6.72cm" draw:start-shape="id3" draw:start-glue-point="0" draw:end-shape="id4" svg:d="m26400 10100v-4100h-3931v720" svg:viewBox="0 0 3932 4101">
          <text:p/>
        </draw:connector>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r" fo:country="FR" style:font-family-asian="'Segoe UI'"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2-12-05T14:40:54.26</meta:creation-date>
    <dc:date>2013-01-11T15:19:21.30</dc:date>
    <meta:editing-duration>PT1H15M44S</meta:editing-duration>
    <meta:editing-cycles>16</meta:editing-cycles>
    <meta:generator>LibreOffice/3.6$Windows_x86 LibreOffice_project/2ef5aff-a6fb0ff-166bdff-cf087ad-0f1389</meta:generator>
    <meta:document-statistic meta:object-count="14"/>
  </office:meta>
</office:document-meta>
</file>